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B05E6000051FE000074083CADF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1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4.261cm" svg:height="0.345cm" svg:x="11.042cm" svg:y="23.17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B05E6000051FE000074083CADF34B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8-09T17:45:08.909934035</dc:date>
    <dc:creator>jb </dc:creator>
    <meta:editing-duration>PT1H10M1S</meta:editing-duration>
    <meta:editing-cycles>50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